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 style:list-style-name="L1"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 style:language-asian="ja" style:country-asian="JP" style:font-size-complex="12pt"/>
    </style:style>
    <style:style style:name="T1" style:family="text">
      <style:text-properties style:language-asian="ja" style:country-asian="JP"/>
    </style:style>
    <style:style style:name="T2" style:family="text">
      <style:text-properties fo:language="sv" fo:country="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rapport</text:p>
      <text:p text:style-name="P3"/>
      <text:p text:style-name="P3">Testfall <text:span text:style-name="T1">2</text:span></text:p>
      <text:p text:style-name="P3"/>
      <text:p text:style-name="P1">Version: Supesu 2014-04-2<text:span text:style-name="T1">7</text:span></text:p>
      <text:p text:style-name="P1"/>
      <text:p text:style-name="P4">Testas genom kompilering av kod och sedan körs manuellt.</text:p>
      <text:p text:style-name="P1"/>
      <text:p text:style-name="P1">Resultat</text:p>
      <text:p text:style-name="P4"/>
      <text:list xml:id="list2905298395150221077" text:style-name="L1">
        <text:list-item>
          <text:p text:style-name="P5">Ok</text:p>
        </text:list-item>
        <text:list-item>
          <text:p text:style-name="P5">Ok</text:p>
        </text:list-item>
        <text:list-item>
          <text:p text:style-name="P5">Ok</text:p>
        </text:list-item>
        <text:list-item>
          <text:p text:style-name="P5">Ok</text:p>
        </text:list-item>
      </text:list>
      <text:p text:style-name="P1"/>
      <text:p text:style-name="P1">Analys</text:p>
      <text:p text:style-name="P6">Kontrollerna k<text:span text:style-name="T2">änns okej, det finns fortfarande mycket att jobba på där, tex hur snabbt farkoster faktiskt ska röra sig, hur fort skotten ska flyga etc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8S</meta:editing-duration>
    <meta:editing-cycles>3</meta:editing-cycles>
    <meta:generator>OpenOffice/4.0.1$Win32 OpenOffice.org_project/401m5$Build-9714</meta:generator>
    <dc:date>2014-04-27T21:36:17.07</dc:date>
    <meta:document-statistic meta:table-count="0" meta:image-count="0" meta:object-count="0" meta:page-count="1" meta:paragraph-count="11" meta:word-count="50" meta:character-count="284"/>
    <meta:user-defined meta:name="Info 1"/>
    <meta:user-defined meta:name="Info 2"/>
    <meta:user-defined meta:name="Info 3"/>
    <meta:user-defined meta:name="Info 4"/>
  </office:meta>
</office:document-meta>
</file>